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d1c" officeooo:paragraph-rsid="000a2d1c"/>
    </style:style>
    <style:style style:name="P2" style:family="paragraph" style:parent-style-name="Standard">
      <style:text-properties officeooo:rsid="000bde8b" officeooo:paragraph-rsid="000bde8b"/>
    </style:style>
    <style:style style:name="P3" style:family="paragraph" style:parent-style-name="Standard">
      <style:text-properties officeooo:rsid="000bde8b" officeooo:paragraph-rsid="000a2d1c"/>
    </style:style>
    <style:style style:name="P4" style:family="paragraph" style:parent-style-name="Standard" style:list-style-name="L1">
      <style:text-properties officeooo:rsid="000bde8b" officeooo:paragraph-rsid="000bde8b"/>
    </style:style>
    <style:style style:name="P5" style:family="paragraph" style:parent-style-name="Standard" style:list-style-name="L2">
      <style:text-properties officeooo:rsid="000bde8b" officeooo:paragraph-rsid="000bde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56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9.19 </text:span><text:tab/>jegyzőkönyv kezdete</text:p>
      <text:p text:style-name="P3">1.1 <text:tab/>kész</text:p>
      <text:p text:style-name="P2">1.2 <text:tab/>elkezdve:</text:p>
      <text:list xml:id="list579752335" text:style-name="L1">
        <text:list-item>
          <text:p text:style-name="P4">LZW binfa -fut</text:p>
        </text:list-item>
        <text:list-item>
          <text:p text:style-name="P4">Java Servletbe -még nincs</text:p>
        </text:list-item>
      </text:list>
      <text:p text:style-name="P2">1.3<text:tab/>kész</text:p>
      <text:p text:style-name="P2">1.4<text:tab/>kész</text:p>
      <text:p text:style-name="P2">1.5<text:tab/><text:span text:style-name="T2">elkezdve</text:span>:</text:p>
      <text:list xml:id="list1285043820" text:style-name="L2">
        <text:list-item>
          <text:p text:style-name="P5">még csak másol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37:12.072032577</meta:creation-date>
    <dc:date>2018-09-19T11:04:17.320115868</dc:date>
    <meta:editing-duration>PT10M2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26" meta:character-count="136" meta:non-whitespace-character-count="119"/>
  </office:meta>
</office:document-meta>
</file>